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F000000F11ECF5DD344278C55.png" manifest:media-type="image/png"/>
  <manifest:file-entry manifest:full-path="Pictures/1000000000000136000001004B5B53F7EBDC10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043in" svg:y="0.0602in" svg:width="2.1193in" svg:height="1.75in" draw:z-index="0"><draw:image xlink:href="Pictures/1000000000000136000001004B5B53F7EBDC10CA.png" xlink:type="simple" xlink:show="embed" xlink:actuate="onLoad"/></draw:frame><draw:frame draw:style-name="fr1" draw:name="Image2" text:anchor-type="paragraph" svg:x="1.6366in" svg:y="-0.1472in" svg:width="5.3492in" svg:height="1.6465in" draw:z-index="1"><draw:image xlink:href="Pictures/100000000000030F000000F11ECF5DD344278C55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2:29:14.441915212</meta:creation-date>
    <meta:generator>LibreOffice/5.1.6.2$Linux_X86_64 LibreOffice_project/10m0$Build-2</meta:generator>
    <dc:date>2018-06-06T22:37:54.107701828</dc:date>
    <meta:editing-duration>PT8M4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